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293cm" style:rel-column-width="733*"/>
    </style:style>
    <style:style style:name="Tabelle1.B" style:family="table-column">
      <style:table-column-properties style:column-width="5.507cm" style:rel-column-width="3122*"/>
    </style:style>
    <style:style style:name="Tabelle1.C" style:family="table-column">
      <style:table-column-properties style:column-width="3.399cm" style:rel-column-width="1927*"/>
    </style:style>
    <style:style style:name="Tabelle1.D" style:family="table-column">
      <style:table-column-properties style:column-width="3.401cm" style:rel-column-width="192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break-before="page"/>
    </style:style>
    <style:style style:name="P2" style:family="paragraph" style:parent-style-name="Standard">
      <style:text-properties fo:font-size="40pt" officeooo:rsid="0004e078" officeooo:paragraph-rsid="0004e078" style:font-size-asian="35pt" style:font-size-complex="40pt"/>
    </style:style>
    <style:style style:name="P3" style:family="paragraph" style:parent-style-name="Standard">
      <style:text-properties fo:font-size="40pt" officeooo:rsid="000ae2c4" officeooo:paragraph-rsid="000ae2c4" style:font-size-asian="40pt" style:font-size-complex="40pt"/>
    </style:style>
    <style:style style:name="P4" style:family="paragraph" style:parent-style-name="Standard">
      <style:text-properties fo:font-size="16pt" officeooo:rsid="0004e078" officeooo:paragraph-rsid="0004e078" style:font-size-asian="16pt" style:font-size-complex="16pt"/>
    </style:style>
    <style:style style:name="P5" style:family="paragraph" style:parent-style-name="Standard">
      <style:text-properties fo:font-size="16pt" officeooo:rsid="0006dd06" officeooo:paragraph-rsid="00078d4b" style:font-size-asian="16pt" style:font-size-complex="16pt"/>
    </style:style>
    <style:style style:name="P6" style:family="paragraph" style:parent-style-name="Standard">
      <style:text-properties fo:font-size="16pt" officeooo:rsid="0006dd06" officeooo:paragraph-rsid="000ab138" style:font-size-asian="16pt" style:font-size-complex="16pt"/>
    </style:style>
    <style:style style:name="P7" style:family="paragraph" style:parent-style-name="Standard">
      <style:text-properties fo:font-size="16pt" officeooo:rsid="0006dd06" officeooo:paragraph-rsid="000bc489" style:font-size-asian="16pt" style:font-size-complex="16pt"/>
    </style:style>
    <style:style style:name="P8" style:family="paragraph" style:parent-style-name="Standard">
      <style:text-properties fo:font-size="16pt" officeooo:rsid="0006dd06" officeooo:paragraph-rsid="000cce0c" style:font-size-asian="16pt" style:font-size-complex="16pt"/>
    </style:style>
    <style:style style:name="P9" style:family="paragraph" style:parent-style-name="Standard">
      <style:text-properties fo:font-size="16pt" officeooo:rsid="0005c23e" officeooo:paragraph-rsid="0005c23e" style:font-size-asian="14pt" style:font-size-complex="16pt"/>
    </style:style>
    <style:style style:name="P10" style:family="paragraph" style:parent-style-name="Standard">
      <style:text-properties fo:font-size="16pt" fo:font-style="italic" officeooo:rsid="0004e078" officeooo:paragraph-rsid="0004e078" style:font-size-asian="14pt" style:font-style-asian="italic" style:font-size-complex="16pt" style:font-style-complex="italic"/>
    </style:style>
    <style:style style:name="P11" style:family="paragraph" style:parent-style-name="Standard">
      <style:text-properties fo:font-size="32pt" officeooo:rsid="0005c23e" officeooo:paragraph-rsid="0005c23e" style:font-size-asian="32pt" style:font-size-complex="32pt"/>
    </style:style>
    <style:style style:name="P12" style:family="paragraph" style:parent-style-name="Standard">
      <style:text-properties fo:font-size="32pt" officeooo:rsid="0006dd06" officeooo:paragraph-rsid="000f76b4" style:font-size-asian="32pt" style:font-size-complex="32pt"/>
    </style:style>
    <style:style style:name="P13" style:family="paragraph" style:parent-style-name="Standard">
      <style:text-properties fo:font-size="32pt" officeooo:rsid="0006dd06" officeooo:paragraph-rsid="000faff5" style:font-size-asian="32pt" style:font-size-complex="32pt"/>
    </style:style>
    <style:style style:name="P14" style:family="paragraph" style:parent-style-name="Standard">
      <style:text-properties fo:font-size="32pt" officeooo:rsid="0006dd06" officeooo:paragraph-rsid="0010da75" style:font-size-asian="32pt" style:font-size-complex="32pt"/>
    </style:style>
    <style:style style:name="P15" style:family="paragraph" style:parent-style-name="Standard">
      <style:text-properties fo:font-size="32pt" officeooo:rsid="0006dd06" officeooo:paragraph-rsid="0012298b" style:font-size-asian="32pt" style:font-size-complex="32pt"/>
    </style:style>
    <style:style style:name="P16" style:family="paragraph" style:parent-style-name="Standard">
      <style:text-properties fo:font-size="32pt" officeooo:rsid="000da1cc" officeooo:paragraph-rsid="0010da75" style:font-size-asian="32pt" style:font-size-complex="32pt"/>
    </style:style>
    <style:style style:name="P17" style:family="paragraph" style:parent-style-name="Standard">
      <style:text-properties fo:font-size="32pt" officeooo:rsid="00148a9a" officeooo:paragraph-rsid="00148a9a" style:font-size-asian="32pt" style:font-size-complex="32pt"/>
    </style:style>
    <style:style style:name="P18" style:family="paragraph" style:parent-style-name="Standard">
      <style:text-properties fo:font-size="32pt" officeooo:rsid="001660a6" officeooo:paragraph-rsid="001660a6" style:font-size-asian="32pt" style:font-size-complex="32pt"/>
    </style:style>
    <style:style style:name="P19" style:family="paragraph" style:parent-style-name="Standard">
      <style:text-properties fo:font-size="32pt" fo:font-style="italic" officeooo:rsid="000faff5" officeooo:paragraph-rsid="0010da75" style:font-size-asian="32pt" style:font-style-asian="italic" style:font-size-complex="32pt" style:font-style-complex="italic"/>
    </style:style>
    <style:style style:name="P20" style:family="paragraph" style:parent-style-name="Standard">
      <style:text-properties fo:font-size="22pt" officeooo:rsid="000ae2c4" officeooo:paragraph-rsid="000ae2c4" style:font-size-asian="22pt" style:font-size-complex="22pt"/>
    </style:style>
    <style:style style:name="P21" style:family="paragraph" style:parent-style-name="Standard">
      <style:paragraph-properties fo:break-before="page"/>
      <style:text-properties fo:font-size="32pt" officeooo:rsid="0006dd06" officeooo:paragraph-rsid="00078d4b" style:font-size-asian="32pt" style:font-size-complex="32pt"/>
    </style:style>
    <style:style style:name="P22" style:family="paragraph" style:parent-style-name="Table_20_Contents">
      <style:text-properties fo:font-size="16pt" style:font-size-asian="16pt" style:font-size-complex="16pt"/>
    </style:style>
    <style:style style:name="P23" style:family="paragraph" style:parent-style-name="Table_20_Contents">
      <style:text-properties fo:font-size="16pt" officeooo:rsid="001660a6" officeooo:paragraph-rsid="001660a6" style:font-size-asian="16pt" style:font-size-complex="16pt"/>
    </style:style>
    <style:style style:name="P24" style:family="paragraph" style:parent-style-name="Table_20_Contents">
      <style:paragraph-properties fo:text-align="end" style:justify-single-word="false"/>
      <style:text-properties fo:font-size="16pt" officeooo:rsid="001660a6" officeooo:paragraph-rsid="001660a6" style:font-size-asian="16pt" style:font-size-complex="16pt"/>
    </style:style>
    <style:style style:name="P25" style:family="paragraph" style:parent-style-name="Table_20_Contents">
      <style:paragraph-properties fo:text-align="end" style:justify-single-word="false"/>
      <style:text-properties fo:font-size="16pt" style:font-size-asian="16pt" style:font-size-complex="16pt"/>
    </style:style>
    <style:style style:name="P26" style:family="paragraph" style:parent-style-name="Table_20_Contents">
      <style:text-properties fo:color="#c9211e" loext:opacity="100%" fo:font-size="16pt" style:font-size-asian="16pt" style:font-size-complex="16pt"/>
    </style:style>
    <style:style style:name="P27" style:family="paragraph" style:parent-style-name="Table_20_Contents">
      <style:text-properties fo:color="#c9211e" loext:opacity="100%" fo:font-size="16pt" officeooo:rsid="001660a6" officeooo:paragraph-rsid="001660a6" style:font-size-asian="16pt" style:font-size-complex="16pt"/>
    </style:style>
    <style:style style:name="P28" style:family="paragraph" style:parent-style-name="Table_20_Contents">
      <style:paragraph-properties fo:text-align="end" style:justify-single-word="false"/>
      <style:text-properties fo:color="#c9211e" loext:opacity="100%" fo:font-size="16pt" style:font-size-asian="16pt" style:font-size-complex="16pt"/>
    </style:style>
    <style:style style:name="P29" style:family="paragraph" style:parent-style-name="Table_20_Contents">
      <style:text-properties fo:color="#3465a4" loext:opacity="100%" fo:font-size="16pt" officeooo:rsid="001660a6" officeooo:paragraph-rsid="001660a6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6pt" officeooo:rsid="00078d4b" style:font-size-asian="16pt" style:font-size-complex="16pt"/>
    </style:style>
    <style:style style:name="T3" style:family="text">
      <style:text-properties fo:font-size="16pt" officeooo:rsid="000bc489" style:font-size-asian="16pt" style:font-size-complex="16pt"/>
    </style:style>
    <style:style style:name="T4" style:family="text">
      <style:text-properties fo:font-size="16pt" officeooo:rsid="000f6612" style:font-size-asian="16pt" style:font-size-complex="16pt"/>
    </style:style>
    <style:style style:name="T5" style:family="text">
      <style:text-properties fo:font-size="16pt" officeooo:rsid="000f76b4" style:font-size-asian="16pt" style:font-size-complex="16pt"/>
    </style:style>
    <style:style style:name="T6" style:family="text">
      <style:text-properties fo:font-size="16pt" officeooo:rsid="000faff5" style:font-size-asian="16pt" style:font-size-complex="16pt"/>
    </style:style>
    <style:style style:name="T7" style:family="text">
      <style:text-properties fo:font-size="16pt" officeooo:rsid="0012298b" style:font-size-asian="16pt" style:font-size-complex="16pt"/>
    </style:style>
    <style:style style:name="T8" style:family="text">
      <style:text-properties officeooo:rsid="00078d4b"/>
    </style:style>
    <style:style style:name="T9" style:family="text">
      <style:text-properties officeooo:rsid="00092a19"/>
    </style:style>
    <style:style style:name="T10" style:family="text">
      <style:text-properties officeooo:rsid="0009f87f"/>
    </style:style>
    <style:style style:name="T11" style:family="text">
      <style:text-properties officeooo:rsid="000ab138"/>
    </style:style>
    <style:style style:name="T12" style:family="text">
      <style:text-properties fo:color="#c9211e" loext:opacity="100%"/>
    </style:style>
    <style:style style:name="T13" style:family="text">
      <style:text-properties officeooo:rsid="000bc489"/>
    </style:style>
    <style:style style:name="T14" style:family="text">
      <style:text-properties officeooo:rsid="000da1cc"/>
    </style:style>
    <style:style style:name="T15" style:family="text">
      <style:text-properties officeooo:rsid="000e3f16"/>
    </style:style>
    <style:style style:name="T16" style:family="text">
      <style:text-properties officeooo:rsid="000f6612"/>
    </style:style>
    <style:style style:name="T17" style:family="text">
      <style:text-properties officeooo:rsid="000f76b4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10da75" style:font-size-asian="18pt" style:font-size-complex="18pt"/>
    </style:style>
    <style:style style:name="T20" style:family="text">
      <style:text-properties fo:font-size="18pt" officeooo:rsid="0012298b" style:font-size-asian="18pt" style:font-size-complex="18pt"/>
    </style:style>
    <style:style style:name="T21" style:family="text">
      <style:text-properties fo:font-size="18pt" officeooo:rsid="001afe78" style:font-size-asian="18pt" style:font-size-complex="18pt"/>
    </style:style>
    <style:style style:name="T22" style:family="text">
      <style:text-properties officeooo:rsid="0012298b"/>
    </style:style>
    <style:style style:name="T23" style:family="text">
      <style:text-properties officeooo:rsid="001afe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enbanken</text:p>
      <text:p text:style-name="P2"/>
      <text:p text:style-name="P2">SQL-DBs</text:p>
      <text:p text:style-name="P4">SQL <text:s/>davor <text:span text:style-name="T1">SEQUEL</text:span></text:p>
      <text:p text:style-name="P4"><text:span text:style-name="T1">Stuctured Query Language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2">RDBMS</text:p>
      <text:p text:style-name="P10">Relationales Datenbank Management System</text:p>
      <text:p text:style-name="P9">Tabellen, Benutzer &amp; Rechte</text:p>
      <text:p text:style-name="P9"/>
      <text:p text:style-name="P11"/>
      <text:p text:style-name="P3"><text:span text:style-name="T12">No</text:span>SQL-DBs</text:p>
      <text:p text:style-name="P20">Mongo, Cassandra</text:p>
      <text:p text:style-name="P21">MySQL <text:span text:style-name="T19">(Server:3306)</text:span></text:p>
      <text:p text:style-name="P5"><text:span text:style-name="T8">- </text:span><text:span text:style-name="T9">freie</text:span><text:span text:style-name="T8"> DB der 90er</text:span></text:p>
      <text:p text:style-name="P5">- <text:span text:style-name="T8">2</text:span><text:span text:style-name="T10">008</text:span><text:span text:style-name="T8"> an </text:span><text:span text:style-name="T10">Sun → </text:span><text:span text:style-name="T8">Oracle verkauft</text:span></text:p>
      <text:p text:style-name="P5"/>
      <text:p text:style-name="P5"/>
      <text:p text:style-name="P14">M<text:span text:style-name="T11">ariaDB </text:span><text:span text:style-name="T19">(Server:3306)</text:span></text:p>
      <text:p text:style-name="P6"><text:span text:style-name="T8">- </text:span><text:span text:style-name="T11">mySQL Fork nach Verkauf</text:span></text:p>
      <text:p text:style-name="P6"/>
      <text:p text:style-name="P6"/>
      <text:p text:style-name="P14"><text:span text:style-name="T13">PostgreSQL </text:span><text:span text:style-name="T19">(Server:5432)</text:span></text:p>
      <text:p text:style-name="P7"><text:span text:style-name="T8">- </text:span><text:span text:style-name="T16">High-End-</text:span><text:span text:style-name="T13">Super-Wutzi </text:span><text:span text:style-name="T16">RDBMS, </text:span><text:span text:style-name="T17">ohne Münzen!</text:span></text:p>
      <text:p text:style-name="P7"/>
      <text:p text:style-name="P7"/>
      <text:p text:style-name="P16">Sqlite <text:span text:style-name="T19">(File-Based)</text:span></text:p>
      <text:p text:style-name="P8"><text:span text:style-name="T8">- </text:span><text:span text:style-name="T14">mini-sql-DB, </text:span><text:span text:style-name="T15">Single-User, Android! Apps</text:span></text:p>
      <text:p text:style-name="P8"/>
      <text:p text:style-name="P8"/>
      <text:p text:style-name="P14"><text:span text:style-name="T16">Oracle </text:span><text:span text:style-name="T19">(Server:1521)</text:span></text:p>
      <text:p text:style-name="P12"><text:span text:style-name="T2">- </text:span><text:span text:style-name="T4">High-End-</text:span><text:span text:style-name="T3">Super-Wutzi </text:span><text:span text:style-name="T4">RDBMS, </text:span><text:span text:style-name="T5">mit viel Münzen!</text:span></text:p>
      <text:p text:style-name="P6"/>
      <text:p text:style-name="P6"/>
      <text:p text:style-name="P19"><text:span text:style-name="T23">[</text:span>MS Access <text:span text:style-name="T19">(File-Based)</text:span><text:span text:style-name="T23">]</text:span></text:p>
      <text:p text:style-name="P13"><text:span text:style-name="T2">- </text:span><text:span text:style-name="T6">Desktop DB</text:span></text:p>
      <text:p text:style-name="P13"><text:span text:style-name="T6"/></text:p>
      <text:p text:style-name="P13"><text:span text:style-name="T6"/></text:p>
      <text:p text:style-name="P15"><text:span text:style-name="T22">MS SQL Server</text:span><text:span text:style-name="T16"> </text:span><text:span text:style-name="T19">(Server:1</text:span><text:span text:style-name="T20">433</text:span><text:span text:style-name="T19">)</text:span></text:p>
      <text:p text:style-name="P15"><text:span text:style-name="T2">- </text:span><text:span text:style-name="T4">High-End-RDBMS, </text:span><text:span text:style-name="T5">mit Münzen!</text:span></text:p>
      <text:p text:style-name="P15"><text:span text:style-name="T5"/></text:p>
      <text:p text:style-name="P1"><text:span text:style-name="T7">MS SQL Server</text:span><text:span text:style-name="T4"> </text:span><text:span text:style-name="T19">(Server:1</text:span><text:span text:style-name="T20">433</text:span><text:span text:style-name="T19">)</text:span></text:p>
      <text:p text:style-name="P18"><text:span text:style-name="T19">V</text:span><text:span text:style-name="T18">ersionen</text:span></text:p>
      <text:p text:style-name="P18"><text:span text:style-name="T18"><text:tab/>Symantec 6, MS 7, </text:span></text:p>
      <text:p text:style-name="P18"><text:span text:style-name="T18"><text:tab/>2000, 2005, 2008, 2016, 2017, 2019</text:span></text:p>
      <text:p text:style-name="P18"><text:span text:style-name="T18"/></text:p>
      <text:p text:style-name="P17"><text:span text:style-name="T19">E</text:span><text:span text:style-name="T18">ditionen</text:span></text:p>
      <text:p text:style-name="P17"><text:span text:style-name="T18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 table:number-columns-repeated="2"/>
        <table:table-row table:style-name="TableLine1964360844752">
          <table:table-cell table:style-name="Tabelle1.A1" office:value-type="string">
            <text:p text:style-name="P22"/>
          </table:table-cell>
          <table:table-cell table:style-name="Tabelle1.A1" office:value-type="string">
            <text:p text:style-name="P23">Express</text:p>
          </table:table-cell>
          <table:table-cell table:style-name="Tabelle1.A1" office:value-type="string">
            <text:p text:style-name="P23">frei</text:p>
          </table:table-cell>
          <table:table-cell table:style-name="Tabelle1.A1" office:value-type="string">
            <text:p text:style-name="P29">Max 10 GB</text:p>
          </table:table-cell>
          <table:table-cell table:style-name="Tabelle1.E1" office:value-type="string">
            <text:p text:style-name="P25"/>
          </table:table-cell>
        </table:table-row>
        <table:table-row table:style-name="TableLine1964360844752">
          <table:table-cell table:style-name="Tabelle1.A2" office:value-type="string">
            <text:p text:style-name="P26"/>
          </table:table-cell>
          <table:table-cell table:style-name="Tabelle1.A2" office:value-type="string">
            <text:p text:style-name="P27">Developer</text:p>
          </table:table-cell>
          <table:table-cell table:style-name="Tabelle1.A2" office:value-type="string">
            <text:p text:style-name="P27">Frei, private</text:p>
          </table:table-cell>
          <table:table-cell table:style-name="Tabelle1.A2" office:value-type="string">
            <text:p text:style-name="P27">524 PB</text:p>
          </table:table-cell>
          <table:table-cell table:style-name="Tabelle1.E2" office:value-type="string">
            <text:p text:style-name="P28"/>
          </table:table-cell>
        </table:table-row>
        <table:table-row table:style-name="TableLine1964360844752"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3">Web</text:p>
          </table:table-cell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E2" office:value-type="string">
            <text:p text:style-name="P24">1.000,-</text:p>
          </table:table-cell>
        </table:table-row>
        <table:table-row table:style-name="TableLine1964360844752"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3">Standard</text:p>
          </table:table-cell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3">524 PB</text:p>
          </table:table-cell>
          <table:table-cell table:style-name="Tabelle1.E2" office:value-type="string">
            <text:p text:style-name="P24">3.000,-</text:p>
          </table:table-cell>
        </table:table-row>
        <table:table-row table:style-name="TableLine1964360844752"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3">Enterprise</text:p>
          </table:table-cell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3">524 PB</text:p>
          </table:table-cell>
          <table:table-cell table:style-name="Tabelle1.E2" office:value-type="string">
            <text:p text:style-name="P24">10.000,-</text:p>
          </table:table-cell>
        </table:table-row>
        <table:table-row table:style-name="TableLine1964360844752"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E2" office:value-type="string">
            <text:p text:style-name="P25"/>
          </table:table-cell>
        </table:table-row>
      </table:table>
      <text:p text:style-name="P17"><text:span text:style-name="T18"/></text:p>
      <text:p text:style-name="P17"><text:span text:style-name="T18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08:22:34.335000000</meta:creation-date>
    <dc:date>2021-11-16T12:10:47.177000000</dc:date>
    <meta:editing-duration>PT3H26M13S</meta:editing-duration>
    <meta:editing-cycles>24</meta:editing-cycles>
    <meta:generator>LibreOffice/7.1.4.2$Windows_X86_64 LibreOffice_project/a529a4fab45b75fefc5b6226684193eb000654f6</meta:generator>
    <meta:document-statistic meta:table-count="1" meta:image-count="0" meta:object-count="0" meta:page-count="3" meta:paragraph-count="44" meta:word-count="113" meta:character-count="758" meta:non-whitespace-character-count="683"/>
  </office:meta>
</office:document-meta>
</file>